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 547 Final Project Report</text:p>
      <text:p text:style-name="Authors">Matthew James Hall and Jeremy Sment</text:p>
      <text:p text:style-name="Authors">University of New Mexico</text:p>
      <text:p text:style-name="emails">mjhall@unm.edu</text:p>
      <text:p text:style-name="emails">jsment@unm.edu</text:p>
      <text:p text:style-name="emails"/>
      <text:p text:style-name="Heading">Abstract</text:p>
      <text:h text:style-name="Heading_20_1" text:outline-level="1">Introduction</text:h>
      <text:p text:style-name="Text_20_body">Text</text:p>
      <text:h text:style-name="Heading_20_1" text:outline-level="1">Approach</text:h>
      <text:h text:style-name="Heading_20_2" text:outline-level="2">Architecture 1</text:h>
      <text:p text:style-name="Text_20_body">Text</text:p>
      <text:h text:style-name="Heading_20_2" text:outline-level="2">Architecture 2</text:h>
      <text:p text:style-name="Text_20_body">Text</text:p>
      <text:h text:style-name="Heading_20_2" text:outline-level="2">Architecture 3</text:h>
      <text:p text:style-name="Text_20_body">Text</text:p>
      <text:h text:style-name="Heading_20_2" text:outline-level="2">Architecture 4</text:h>
      <text:p text:style-name="Text_20_body">Text</text:p>
      <text:h text:style-name="Heading_20_2" text:outline-level="2">Architecture 5</text:h>
      <text:p text:style-name="Text_20_body">Text</text:p>
      <text:h text:style-name="Heading_20_2" text:outline-level="2">Architecture 6</text:h>
      <text:p text:style-name="Text_20_body">Text</text:p>
      <text:h text:style-name="Heading_20_2" text:outline-level="2">Architecture 7</text:h>
      <text:p text:style-name="Text_20_body">Text</text:p>
      <text:h text:style-name="Heading_20_1" text:outline-level="1"><text:soft-page-break/>Results</text:h>
      <text:p text:style-name="Text_20_body">Text</text:p>
      <text:h text:style-name="Heading_20_2" text:outline-level="2">Architecture 1</text:h>
      <text:p text:style-name="Text_20_body">Text</text:p>
      <text:h text:style-name="Heading_20_2" text:outline-level="2">Architecture 2</text:h>
      <text:p text:style-name="Text_20_body">Text</text:p>
      <text:h text:style-name="Heading_20_2" text:outline-level="2">Architecture 3</text:h>
      <text:p text:style-name="Text_20_body">Text</text:p>
      <text:h text:style-name="Heading_20_2" text:outline-level="2">Architecture 4</text:h>
      <text:p text:style-name="Text_20_body">Text</text:p>
      <text:h text:style-name="Heading_20_2" text:outline-level="2">Architecture 5</text:h>
      <text:p text:style-name="Text_20_body">Text</text:p>
      <text:h text:style-name="Heading_20_2" text:outline-level="2">Architecture 6</text:h>
      <text:p text:style-name="Text_20_body">Text</text:p>
      <text:h text:style-name="Heading_20_2" text:outline-level="2">Architecture 7</text:h>
      <text:p text:style-name="Text_20_body">Text</text:p>
      <text:h text:style-name="Heading_20_1" text:outline-level="1">Discussion</text:h>
      <text:p text:style-name="Text_20_body">Text</text:p>
      <text:h text:style-name="Heading_20_1" text:outline-level="1">Summary and Conclusions</text:h>
      <text:p text:style-name="Text_20_body">Text</text:p>
      <text:h text:style-name="Heading_20_1" text:outline-level="1">Acknowledgements</text:h>
      <text:p text:style-name="Text_20_body">Text</text:p>
      <text:h text:style-name="Heading_20_1" text:outline-level="1"><text:soft-page-break/>References</text:h>
      <text:p text:style-name="Text_20_body">Text</text:p>
      <text:p text:style-name="Heading">Appendices</text:p>
      <text:p text:style-name="email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25in" fo:line-height="150%" fo:text-indent="0.25in" style:auto-text-indent="false"/>
    </style:style>
    <style:style style:name="Heading" style:family="paragraph" style:parent-style-name="Standard" style:next-style-name="Text_20_body" style:class="text">
      <style:paragraph-properties fo:margin="100%" fo:margin-left="0in" fo:margin-right="0in" fo:margin-top="0.1665in" fo:margin-bottom="0.0835in" fo:text-indent="0in" style:auto-text-indent="false" fo:keep-with-next="always"/>
      <style:text-properties style:font-name="Times New Roman1" fo:font-size="14pt" fo:font-weight="bold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" style:family="paragraph" style:parent-style-name="Standard">
      <style:paragraph-properties fo:margin="100%" fo:margin-left="0in" fo:margin-right="0in" fo:margin-top="0in" fo:margin-bottom="0in" fo:line-height="100%" fo:text-align="center" style:justify-single-word="false" fo:text-indent="0in" style:auto-text-indent="false"/>
      <style:text-properties fo:font-size="14pt"/>
    </style:style>
    <style:style style:name="emails" style:family="paragraph" style:parent-style-name="Standard">
      <style:paragraph-properties fo:margin="100%" fo:margin-left="0in" fo:margin-right="0in" fo:margin-top="0in" fo:margin-bottom="0in" fo:line-height="100%" fo:text-align="center" style:justify-single-word="false" fo:text-indent="0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margin-top="0in" fo:margin-bottom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Sment</meta:initial-creator>
    <meta:creation-date>2012-11-27T18:47:10</meta:creation-date>
    <meta:document-statistic meta:table-count="0" meta:image-count="0" meta:object-count="0" meta:page-count="6" meta:paragraph-count="49" meta:word-count="98" meta:character-count="544"/>
    <dc:date>2012-11-27T19:43:39</dc:date>
    <dc:creator>Jeremy Sment</dc:creator>
    <meta:editing-duration>PT10M24S</meta:editing-duration>
    <meta:editing-cycles>1</meta:editing-cycles>
    <meta:generator>OpenOffice.org/3.4.1$Unix OpenOffice.org_project/341m1$Build-9593</meta:generator>
  </office:meta>
</office:document-meta>
</file>